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56in"/>
    </style:style>
    <style:style style:name="co2" style:family="table-column">
      <style:table-column-properties fo:break-before="auto" style:column-width="1.648in"/>
    </style:style>
    <style:style style:name="co3" style:family="table-column">
      <style:table-column-properties fo:break-before="auto" style:column-width="2.1307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098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60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item_wear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row table:style-name="ro1">
          <table:table-cell office:value-type="string" calcext:value-type="string">
            <text:p>item_id</text:p>
          </table:table-cell>
          <table:table-cell office:value-type="string" calcext:value-type="string">
            <text:p>item_name_ja</text:p>
          </table:table-cell>
          <table:table-cell office:value-type="string" calcext:value-type="string">
            <text:p>item_name_en</text:p>
          </table:table-cell>
          <table:table-cell office:value-type="string" calcext:value-type="string">
            <text:p>item_name_es</text:p>
          </table:table-cell>
          <table:table-cell office:value-type="string" calcext:value-type="string">
            <text:p>item_price_buy</text:p>
          </table:table-cell>
          <table:table-cell office:value-type="string" calcext:value-type="string">
            <text:p>item_price_sell</text:p>
          </table:table-cell>
          <table:table-cell office:value-type="string" calcext:value-type="string">
            <text:p>item_type_id</text:p>
          </table:table-cell>
          <table:table-cell office:value-type="string" calcext:value-type="string">
            <text:p>hex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table:style-name="ce1" office:value-type="string" calcext:value-type="string">
            <text:p>雷門中ウェア</text:p>
          </table:table-cell>
          <table:table-cell office:value-type="string" calcext:value-type="string">
            <text:p>Raimon Kit</text:p>
          </table:table-cell>
          <table:table-cell office:value-type="string" calcext:value-type="string">
            <text:p>Equipo Raimon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6c739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table:style-name="ce1" office:value-type="string" calcext:value-type="string">
            <text:p>帝国ウェア</text:p>
          </table:table-cell>
          <table:table-cell office:value-type="string" calcext:value-type="string">
            <text:p>Royal Kit</text:p>
          </table:table-cell>
          <table:table-cell office:value-type="string" calcext:value-type="string">
            <text:p>Equipo Royal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204128" calcext:value-type="float">
            <text:p>204128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table:style-name="ce1" office:value-type="string" calcext:value-type="string">
            <text:p>尾刈斗ウェア</text:p>
          </table:table-cell>
          <table:table-cell office:value-type="string" calcext:value-type="string">
            <text:p>Occult Kit</text:p>
          </table:table-cell>
          <table:table-cell office:value-type="string" calcext:value-type="string">
            <text:p>Equipo Occult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3385b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style-name="ce1" office:value-type="string" calcext:value-type="string">
            <text:p>野生中ウェア</text:p>
          </table:table-cell>
          <table:table-cell office:value-type="string" calcext:value-type="string">
            <text:p>Wild Kit</text:p>
          </table:table-cell>
          <table:table-cell office:value-type="string" calcext:value-type="string">
            <text:p>Equipo Wild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296131" calcext:value-type="float">
            <text:p>296131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table:style-name="ce1" office:value-type="string" calcext:value-type="string">
            <text:p>御影ウェア</text:p>
          </table:table-cell>
          <table:table-cell office:value-type="string" calcext:value-type="string">
            <text:p>Brain Kit</text:p>
          </table:table-cell>
          <table:table-cell office:value-type="string" calcext:value-type="string">
            <text:p>Equipo Brain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fd2a3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table:style-name="ce1" office:value-type="string" calcext:value-type="string">
            <text:p>秋葉ウェア</text:p>
          </table:table-cell>
          <table:table-cell office:value-type="string" calcext:value-type="string">
            <text:p>Otaku Kit</text:p>
          </table:table-cell>
          <table:table-cell office:value-type="string" calcext:value-type="string">
            <text:p>Equipo Otaku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617a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table:style-name="ce1" office:value-type="string" calcext:value-type="string">
            <text:p>戦国ウェア</text:p>
          </table:table-cell>
          <table:table-cell office:value-type="string" calcext:value-type="string">
            <text:p>Shuriken Kit</text:p>
          </table:table-cell>
          <table:table-cell office:value-type="string" calcext:value-type="string">
            <text:p>Equipo Shuriken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b415a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table:style-name="ce1" office:value-type="string" calcext:value-type="string">
            <text:p>千羽山ウェア</text:p>
          </table:table-cell>
          <table:table-cell office:value-type="string" calcext:value-type="string">
            <text:p>Farm Kit</text:p>
          </table:table-cell>
          <table:table-cell office:value-type="string" calcext:value-type="string">
            <text:p>Equipo Farm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37804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table:style-name="ce1" office:value-type="string" calcext:value-type="string">
            <text:p>木戸川ウェア</text:p>
          </table:table-cell>
          <table:table-cell office:value-type="string" calcext:value-type="string">
            <text:p>Kirkwood Kit</text:p>
          </table:table-cell>
          <table:table-cell office:value-type="string" calcext:value-type="string">
            <text:p>Equipo Kirkwood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2000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table:style-name="ce1" office:value-type="string" calcext:value-type="string">
            <text:p>世宇子ウェア</text:p>
          </table:table-cell>
          <table:table-cell office:value-type="string" calcext:value-type="string">
            <text:p>Zeus Kit</text:p>
          </table:table-cell>
          <table:table-cell office:value-type="string" calcext:value-type="string">
            <text:p>Equipo Zeu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3c3bb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table:style-name="ce1" office:value-type="string" calcext:value-type="string">
            <text:p>KFCウェア</text:p>
          </table:table-cell>
          <table:table-cell office:value-type="string" calcext:value-type="string">
            <text:p>Kids Kit</text:p>
          </table:table-cell>
          <table:table-cell office:value-type="string" calcext:value-type="string">
            <text:p>Equipo Kids FC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41315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style-name="ce1" office:value-type="string" calcext:value-type="string">
            <text:p>傘美野ウェア</text:p>
          </table:table-cell>
          <table:table-cell office:value-type="string" calcext:value-type="string">
            <text:p>Umbrella Kit</text:p>
          </table:table-cell>
          <table:table-cell office:value-type="string" calcext:value-type="string">
            <text:p>Equipo Umbrella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3dbdc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table:style-name="ce1" office:value-type="string" calcext:value-type="string">
            <text:p>れきせんのウェア</text:p>
          </table:table-cell>
          <table:table-cell office:value-type="string" calcext:value-type="string">
            <text:p>Old School</text:p>
          </table:table-cell>
          <table:table-cell office:value-type="string" calcext:value-type="string">
            <text:p>Vieja Escuela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2384b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style-name="ce1" office:value-type="string" calcext:value-type="string">
            <text:p>サリーズウェア</text:p>
          </table:table-cell>
          <table:table-cell office:value-type="string" calcext:value-type="string">
            <text:p>Sallys Kit</text:p>
          </table:table-cell>
          <table:table-cell office:value-type="string" calcext:value-type="string">
            <text:p>Equipo Sally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fc20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table:style-name="ce1" office:value-type="string" calcext:value-type="string">
            <text:p>ジェミニウェア</text:p>
          </table:table-cell>
          <table:table-cell office:value-type="string" calcext:value-type="string">
            <text:p>Gemini Kit</text:p>
          </table:table-cell>
          <table:table-cell office:value-type="string" calcext:value-type="string">
            <text:p>Equipo Gémini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a4943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table:style-name="ce1" office:value-type="string" calcext:value-type="string">
            <text:p>イプシロンウェア</text:p>
          </table:table-cell>
          <table:table-cell office:value-type="string" calcext:value-type="string">
            <text:p>Epsilon Kit</text:p>
          </table:table-cell>
          <table:table-cell office:value-type="string" calcext:value-type="string">
            <text:p>Equipo Épsilon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3000d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table:style-name="ce1" office:value-type="string" calcext:value-type="string">
            <text:p>ジェネシスウェア</text:p>
          </table:table-cell>
          <table:table-cell office:value-type="string" calcext:value-type="string">
            <text:p>Genesis Kit</text:p>
          </table:table-cell>
          <table:table-cell office:value-type="string" calcext:value-type="string">
            <text:p>Equipo Génesi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39abb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table:style-name="ce1" office:value-type="string" calcext:value-type="string">
            <text:p>SPウェア</text:p>
          </table:table-cell>
          <table:table-cell office:value-type="string" calcext:value-type="string">
            <text:p>Secret Service Kit</text:p>
          </table:table-cell>
          <table:table-cell office:value-type="string" calcext:value-type="string">
            <text:p>Equipo Servicio Secreto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e0c0e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table:style-name="ce1" office:value-type="string" calcext:value-type="string">
            <text:p>白恋ウェア</text:p>
          </table:table-cell>
          <table:table-cell office:value-type="string" calcext:value-type="string">
            <text:p>Alpine Kit</text:p>
          </table:table-cell>
          <table:table-cell office:value-type="string" calcext:value-type="string">
            <text:p>Equipo Alpino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7f7d4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table:style-name="ce1" office:value-type="string" calcext:value-type="string">
            <text:p>漫遊寺ウェア</text:p>
          </table:table-cell>
          <table:table-cell office:value-type="string" calcext:value-type="string">
            <text:p>Cloister Kit</text:p>
          </table:table-cell>
          <table:table-cell office:value-type="string" calcext:value-type="string">
            <text:p>Equipo Claustro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68b17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table:style-name="ce1" office:value-type="string" calcext:value-type="string">
            <text:p>真・帝国学園ウェア</text:p>
          </table:table-cell>
          <table:table-cell office:value-type="string" calcext:value-type="string">
            <text:p>Royal Academy Redux Kit</text:p>
          </table:table-cell>
          <table:table-cell office:value-type="string" calcext:value-type="string">
            <text:p>Equipo Royal Academy Redux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314839" calcext:value-type="float">
            <text:p>314839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table:style-name="ce1" office:value-type="string" calcext:value-type="string">
            <text:p>陽花戸ウェア</text:p>
          </table:table-cell>
          <table:table-cell office:value-type="string" calcext:value-type="string">
            <text:p>Fauxshore Kit</text:p>
          </table:table-cell>
          <table:table-cell office:value-type="string" calcext:value-type="string">
            <text:p>Equipo Fauxshor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9af8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table:style-name="ce1" office:value-type="string" calcext:value-type="string">
            <text:p>大海原中ウェア</text:p>
          </table:table-cell>
          <table:table-cell office:value-type="string" calcext:value-type="string">
            <text:p>Mary Times Kit</text:p>
          </table:table-cell>
          <table:table-cell office:value-type="string" calcext:value-type="string">
            <text:p>Equipo Mary Time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219993" calcext:value-type="float">
            <text:p>219993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table:style-name="ce1" office:value-type="string" calcext:value-type="string">
            <text:p>ダークEウェア</text:p>
          </table:table-cell>
          <table:table-cell office:value-type="string" calcext:value-type="string">
            <text:p>Dark Emperors Kit</text:p>
          </table:table-cell>
          <table:table-cell office:value-type="string" calcext:value-type="string">
            <text:p>Equipo Emperadores Oscuro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b2042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table:style-name="ce1" office:value-type="string" calcext:value-type="string">
            <text:p>大阪ギャルズウェア</text:p>
          </table:table-cell>
          <table:table-cell office:value-type="string" calcext:value-type="string">
            <text:p>Triple C Kit</text:p>
          </table:table-cell>
          <table:table-cell office:value-type="string" calcext:value-type="string">
            <text:p>Equipo Triple C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98fb9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table:style-name="ce1" office:value-type="string" calcext:value-type="string">
            <text:p>警備マシンズウェア</text:p>
          </table:table-cell>
          <table:table-cell office:value-type="string" calcext:value-type="string">
            <text:p>Robot Guards Kit</text:p>
          </table:table-cell>
          <table:table-cell office:value-type="string" calcext:value-type="string">
            <text:p>Equipo Robots Guardia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4929b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table:style-name="ce1" office:value-type="string" calcext:value-type="string">
            <text:p>プロミネンスウェア</text:p>
          </table:table-cell>
          <table:table-cell office:value-type="string" calcext:value-type="string">
            <text:p>Prominence Kit</text:p>
          </table:table-cell>
          <table:table-cell office:value-type="string" calcext:value-type="string">
            <text:p>Equipo Prominenc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92f1e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table:style-name="ce1" office:value-type="string" calcext:value-type="string">
            <text:p>D･ダストウェア</text:p>
          </table:table-cell>
          <table:table-cell office:value-type="string" calcext:value-type="string">
            <text:p>Diamond Dust Kit</text:p>
          </table:table-cell>
          <table:table-cell office:value-type="string" calcext:value-type="string">
            <text:p>Equipo Polvo de Diamante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168a3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カオスウェア</text:p>
          </table:table-cell>
          <table:table-cell office:value-type="string" calcext:value-type="string">
            <text:p>Chaos Kit</text:p>
          </table:table-cell>
          <table:table-cell office:value-type="string" calcext:value-type="string">
            <text:p>Equipo Cao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c484f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table:style-name="ce1" office:value-type="string" calcext:value-type="string">
            <text:p>イナズマJウェア</text:p>
          </table:table-cell>
          <table:table-cell office:value-type="string" calcext:value-type="string">
            <text:p>Inazuma Japan Kit</text:p>
          </table:table-cell>
          <table:table-cell office:value-type="string" calcext:value-type="string">
            <text:p>Equipo Inazuma Japón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88ee4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table:style-name="ce1" office:value-type="string" calcext:value-type="string">
            <text:p>Ｂウェイブスウェア</text:p>
          </table:table-cell>
          <table:table-cell office:value-type="string" calcext:value-type="string">
            <text:p>Big Waves Kit</text:p>
          </table:table-cell>
          <table:table-cell office:value-type="string" calcext:value-type="string">
            <text:p>Equipo Big Wave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9d27a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table:style-name="ce1" office:value-type="string" calcext:value-type="string">
            <text:p>Ｄライオンウェア</text:p>
          </table:table-cell>
          <table:table-cell office:value-type="string" calcext:value-type="string">
            <text:p>Desert Lions Kit</text:p>
          </table:table-cell>
          <table:table-cell office:value-type="string" calcext:value-type="string">
            <text:p>Equipo Leones del Desierto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680415" calcext:value-type="float">
            <text:p>680415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table:style-name="ce1" office:value-type="string" calcext:value-type="string">
            <text:p>ネオジャパンウェア</text:p>
          </table:table-cell>
          <table:table-cell office:value-type="string" calcext:value-type="string">
            <text:p>Neo Japan Kit</text:p>
          </table:table-cell>
          <table:table-cell office:value-type="string" calcext:value-type="string">
            <text:p>Equipo Neo Japón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4a2aa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table:style-name="ce1" office:value-type="string" calcext:value-type="string">
            <text:p>Fドラゴンウェア</text:p>
          </table:table-cell>
          <table:table-cell office:value-type="string" calcext:value-type="string">
            <text:p>Fire Dragon Kit</text:p>
          </table:table-cell>
          <table:table-cell office:value-type="string" calcext:value-type="string">
            <text:p>Equipo Dragones de Fuego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31406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table:style-name="ce1" office:value-type="string" calcext:value-type="string">
            <text:p>K・O・Qウェア</text:p>
          </table:table-cell>
          <table:table-cell office:value-type="string" calcext:value-type="string">
            <text:p>Knights of Queen Kit</text:p>
          </table:table-cell>
          <table:table-cell office:value-type="string" calcext:value-type="string">
            <text:p>Equipo Knights of Queen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0e6dc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table:style-name="ce1" office:value-type="string" calcext:value-type="string">
            <text:p>チームKsウェア</text:p>
          </table:table-cell>
          <table:table-cell office:value-type="string" calcext:value-type="string">
            <text:p>Team D Kit</text:p>
          </table:table-cell>
          <table:table-cell office:value-type="string" calcext:value-type="string">
            <text:p>Equipo D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8697a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table:style-name="ce1" office:value-type="string" calcext:value-type="string">
            <text:p>エンパイアウェア</text:p>
          </table:table-cell>
          <table:table-cell office:value-type="string" calcext:value-type="string">
            <text:p>The Empire Kit</text:p>
          </table:table-cell>
          <table:table-cell office:value-type="string" calcext:value-type="string">
            <text:p>Equipo Emperadore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3a2cc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table:style-name="ce1" office:value-type="string" calcext:value-type="string">
            <text:p>ユニコーンウェア</text:p>
          </table:table-cell>
          <table:table-cell office:value-type="string" calcext:value-type="string">
            <text:p>Unicorn Kit</text:p>
          </table:table-cell>
          <table:table-cell office:value-type="string" calcext:value-type="string">
            <text:p>Equipo Unicorn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5aa9b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table:style-name="ce1" office:value-type="string" calcext:value-type="string">
            <text:p>オルフェウスウェア</text:p>
          </table:table-cell>
          <table:table-cell office:value-type="string" calcext:value-type="string">
            <text:p>Orpheus Kit</text:p>
          </table:table-cell>
          <table:table-cell office:value-type="string" calcext:value-type="string">
            <text:p>Equipo Orfeo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b68a5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table:style-name="ce1" office:value-type="string" calcext:value-type="string">
            <text:p>ガルシルドウェア</text:p>
          </table:table-cell>
          <table:table-cell office:value-type="string" calcext:value-type="string">
            <text:p>Zoolan Kit</text:p>
          </table:table-cell>
          <table:table-cell office:value-type="string" calcext:value-type="string">
            <text:p>Equipo Zoolan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a494a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table:style-name="ce1" office:value-type="string" calcext:value-type="string">
            <text:p>キングダムウェア</text:p>
          </table:table-cell>
          <table:table-cell office:value-type="string" calcext:value-type="string">
            <text:p>The Kingdom Kit</text:p>
          </table:table-cell>
          <table:table-cell office:value-type="string" calcext:value-type="string">
            <text:p>Equipo Os Rei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ec901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table:style-name="ce1" office:value-type="string" calcext:value-type="string">
            <text:p>Lギガントウェア</text:p>
          </table:table-cell>
          <table:table-cell office:value-type="string" calcext:value-type="string">
            <text:p>Little Gigant Kit</text:p>
          </table:table-cell>
          <table:table-cell office:value-type="string" calcext:value-type="string">
            <text:p>Equipo Pequeños Gigante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ab292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table:style-name="ce1" office:value-type="string" calcext:value-type="string">
            <text:p>Rグリフォンウェア</text:p>
          </table:table-cell>
          <table:table-cell office:value-type="string" calcext:value-type="string">
            <text:p>Rose Griffons Kit</text:p>
          </table:table-cell>
          <table:table-cell office:value-type="string" calcext:value-type="string">
            <text:p>Equipo Grifos de la Rosa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153999" calcext:value-type="float">
            <text:p>153999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style-name="ce1" office:value-type="string" calcext:value-type="string">
            <text:p>マタドールウェア</text:p>
          </table:table-cell>
          <table:table-cell office:value-type="string" calcext:value-type="string">
            <text:p>Red Matador Kit</text:p>
          </table:table-cell>
          <table:table-cell office:value-type="string" calcext:value-type="string">
            <text:p>Equipo Los Rojo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84014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table:style-name="ce1" office:value-type="string" calcext:value-type="string">
            <text:p>ブロッケンウェア</text:p>
          </table:table-cell>
          <table:table-cell office:value-type="string" calcext:value-type="string">
            <text:p>Brocken Brigade Kit</text:p>
          </table:table-cell>
          <table:table-cell office:value-type="string" calcext:value-type="string">
            <text:p>Equipo Brocken Brigad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52d31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table:style-name="ce1" office:value-type="string" calcext:value-type="string">
            <text:p>Gホーンウェア</text:p>
          </table:table-cell>
          <table:table-cell office:value-type="string" calcext:value-type="string">
            <text:p>The Cape Crusaders Kit</text:p>
          </table:table-cell>
          <table:table-cell office:value-type="string" calcext:value-type="string">
            <text:p>Equipo Caimanes del Cabo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8a5a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table:style-name="ce1" office:value-type="string" calcext:value-type="string">
            <text:p>てんくうのウェア</text:p>
          </table:table-cell>
          <table:table-cell office:value-type="string" calcext:value-type="string">
            <text:p>Sky Team Kit</text:p>
          </table:table-cell>
          <table:table-cell office:value-type="string" calcext:value-type="string">
            <text:p>Equipo Sky Team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8dbe6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table:style-name="ce1" office:value-type="string" calcext:value-type="string">
            <text:p>魔界軍団ウェア</text:p>
          </table:table-cell>
          <table:table-cell office:value-type="string" calcext:value-type="string">
            <text:p>Dark Team Kit</text:p>
          </table:table-cell>
          <table:table-cell office:value-type="string" calcext:value-type="string">
            <text:p>Equipo Dark Team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8464a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table:style-name="ce1" office:value-type="string" calcext:value-type="string">
            <text:p>てんまのウェア</text:p>
          </table:table-cell>
          <table:table-cell office:value-type="string" calcext:value-type="string">
            <text:p>Dark Angels Kit</text:p>
          </table:table-cell>
          <table:table-cell office:value-type="string" calcext:value-type="string">
            <text:p>Equipo Ángel Oscuro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86913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オーガウェア</text:p>
          </table:table-cell>
          <table:table-cell office:value-type="string" calcext:value-type="string">
            <text:p>Ogre Kit</text:p>
          </table:table-cell>
          <table:table-cell office:value-type="string" calcext:value-type="string">
            <text:p>Equipo Ogro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30004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アトランチクウェア</text:p>
          </table:table-cell>
          <table:table-cell office:value-type="string" calcext:value-type="string">
            <text:p>Atlantica</text:p>
          </table:table-cell>
          <table:table-cell office:value-type="string" calcext:value-type="string">
            <text:p>Mar Adentro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8009f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table:style-name="ce1" office:value-type="string" calcext:value-type="string">
            <text:p>あめのウェア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Estelas Blanca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4a283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table:style-name="ce1" office:value-type="string" calcext:value-type="string">
            <text:p>いちばんぼしウェア</text:p>
          </table:table-cell>
          <table:table-cell office:value-type="string" calcext:value-type="string">
            <text:p>First Star</text:p>
          </table:table-cell>
          <table:table-cell office:value-type="string" calcext:value-type="string">
            <text:p>Estrella Temprana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d9013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style-name="ce1" office:value-type="string" calcext:value-type="string">
            <text:p>カームウェア</text:p>
          </table:table-cell>
          <table:table-cell office:value-type="string" calcext:value-type="string">
            <text:p>Calm</text:p>
          </table:table-cell>
          <table:table-cell office:value-type="string" calcext:value-type="string">
            <text:p>Serenidad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524142" calcext:value-type="float">
            <text:p>524142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table:style-name="ce1" office:value-type="string" calcext:value-type="string">
            <text:p>カミナリウェア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Relámpago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b2f0e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がんじょうウェア</text:p>
          </table:table-cell>
          <table:table-cell office:value-type="string" calcext:value-type="string">
            <text:p>Firm</text:p>
          </table:table-cell>
          <table:table-cell office:value-type="string" calcext:value-type="string">
            <text:p>Resistent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ba90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table:style-name="ce1" office:value-type="string" calcext:value-type="string">
            <text:p>カンフーウェア</text:p>
          </table:table-cell>
          <table:table-cell table:number-columns-repeated="2" office:value-type="string" calcext:value-type="string">
            <text:p>Kung-Fu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50004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table:style-name="ce1" office:value-type="string" calcext:value-type="string">
            <text:p>きこうしのウェア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Principito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1370c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table:style-name="ce1" office:value-type="string" calcext:value-type="string">
            <text:p>きぞくのウェア</text:p>
          </table:table-cell>
          <table:table-cell office:value-type="string" calcext:value-type="string">
            <text:p>Relined</text:p>
          </table:table-cell>
          <table:table-cell office:value-type="string" calcext:value-type="string">
            <text:p>Burgué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d4121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table:style-name="ce1" office:value-type="string" calcext:value-type="string">
            <text:p>げっこうのウェア</text:p>
          </table:table-cell>
          <table:table-cell office:value-type="string" calcext:value-type="string">
            <text:p>Moonlight</text:p>
          </table:table-cell>
          <table:table-cell office:value-type="string" calcext:value-type="string">
            <text:p>Luz de Luna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92f73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table:style-name="ce1" office:value-type="string" calcext:value-type="string">
            <text:p>ごくあくウェア</text:p>
          </table:table-cell>
          <table:table-cell office:value-type="string" calcext:value-type="string">
            <text:p>Terror</text:p>
          </table:table-cell>
          <table:table-cell office:value-type="string" calcext:value-type="string">
            <text:p>Vileza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04f7b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table:style-name="ce1" office:value-type="string" calcext:value-type="string">
            <text:p>こわもてウェア</text:p>
          </table:table-cell>
          <table:table-cell office:value-type="string" calcext:value-type="string">
            <text:p>Hard-face</text:p>
          </table:table-cell>
          <table:table-cell office:value-type="string" calcext:value-type="string">
            <text:p>Apabullant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157014" calcext:value-type="float">
            <text:p>157014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table:style-name="ce1" office:value-type="string" calcext:value-type="string">
            <text:p>ザ・カードウェア</text:p>
          </table:table-cell>
          <table:table-cell office:value-type="string" calcext:value-type="string">
            <text:p>Card Kit</text:p>
          </table:table-cell>
          <table:table-cell office:value-type="string" calcext:value-type="string">
            <text:p>Equipo Tarjetero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c0c06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style-name="ce1" office:value-type="string" calcext:value-type="string">
            <text:p>シェイパブルウェア</text:p>
          </table:table-cell>
          <table:table-cell office:value-type="string" calcext:value-type="string">
            <text:p>Chelly</text:p>
          </table:table-cell>
          <table:table-cell office:value-type="string" calcext:value-type="string">
            <text:p>Favorecedor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8d321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table:style-name="ce1" office:value-type="string" calcext:value-type="string">
            <text:p>じゅんじょうウェア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Pureza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c689f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じょうねつのウェア</text:p>
          </table:table-cell>
          <table:table-cell office:value-type="string" calcext:value-type="string">
            <text:p>Passion</text:p>
          </table:table-cell>
          <table:table-cell office:value-type="string" calcext:value-type="string">
            <text:p>Pura Pasión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583910" calcext:value-type="float">
            <text:p>58391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table:style-name="ce1" office:value-type="string" calcext:value-type="string">
            <text:p>しんしのウェア</text:p>
          </table:table-cell>
          <table:table-cell office:value-type="string" calcext:value-type="string">
            <text:p>Gentleman</text:p>
          </table:table-cell>
          <table:table-cell office:value-type="string" calcext:value-type="string">
            <text:p>Señorito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314839" calcext:value-type="float">
            <text:p>314839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table:style-name="ce1" office:value-type="string" calcext:value-type="string">
            <text:p>シンメトリウェア</text:p>
          </table:table-cell>
          <table:table-cell office:value-type="string" calcext:value-type="string">
            <text:p>Symmetry</text:p>
          </table:table-cell>
          <table:table-cell office:value-type="string" calcext:value-type="string">
            <text:p>Simétrico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137700" calcext:value-type="float">
            <text:p>13770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スカルウェア</text:p>
          </table:table-cell>
          <table:table-cell office:value-type="string" calcext:value-type="string">
            <text:p>Skull</text:p>
          </table:table-cell>
          <table:table-cell office:value-type="string" calcext:value-type="string">
            <text:p>Calavera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2bfb9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table:style-name="ce1" office:value-type="string" calcext:value-type="string">
            <text:p>ストライプウェア</text:p>
          </table:table-cell>
          <table:table-cell/>
          <table:table-cell office:value-type="string" calcext:value-type="string">
            <text:p>Barra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table:style-name="ce1" office:value-type="string" calcext:value-type="string">
            <text:p>ストライプウェア２</text:p>
          </table:table-cell>
          <table:table-cell/>
          <table:table-cell office:value-type="string" calcext:value-type="string">
            <text:p>Barras 2.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table:style-name="ce1" office:value-type="string" calcext:value-type="string">
            <text:p>ストリームウェア</text:p>
          </table:table-cell>
          <table:table-cell/>
          <table:table-cell office:value-type="string" calcext:value-type="string">
            <text:p>Meteoro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table:style-name="ce1" office:value-type="string" calcext:value-type="string">
            <text:p>スペースウェア</text:p>
          </table:table-cell>
          <table:table-cell/>
          <table:table-cell office:value-type="string" calcext:value-type="string">
            <text:p>Espacio Exterior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table:style-name="ce1" office:value-type="string" calcext:value-type="string">
            <text:p>スポットウェア</text:p>
          </table:table-cell>
          <table:table-cell/>
          <table:table-cell office:value-type="string" calcext:value-type="string">
            <text:p>De Lunare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table:style-name="ce1" office:value-type="string" calcext:value-type="string">
            <text:p>スマートウェア</text:p>
          </table:table-cell>
          <table:table-cell/>
          <table:table-cell office:value-type="string" calcext:value-type="string">
            <text:p>Pura Elegancia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table:style-name="ce1" office:value-type="string" calcext:value-type="string">
            <text:p>スリースターウェア</text:p>
          </table:table-cell>
          <table:table-cell/>
          <table:table-cell office:value-type="string" calcext:value-type="string">
            <text:p>Triestela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table:style-name="ce1" office:value-type="string" calcext:value-type="string">
            <text:p>セーラーウェア</text:p>
          </table:table-cell>
          <table:table-cell/>
          <table:table-cell office:value-type="string" calcext:value-type="string">
            <text:p>Marinero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table:style-name="ce1" office:value-type="string" calcext:value-type="string">
            <text:p>ゼブラウェア</text:p>
          </table:table-cell>
          <table:table-cell/>
          <table:table-cell office:value-type="string" calcext:value-type="string">
            <text:p>Cebreado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table:style-name="ce1" office:value-type="string" calcext:value-type="string">
            <text:p>せんしのウェア</text:p>
          </table:table-cell>
          <table:table-cell/>
          <table:table-cell office:value-type="string" calcext:value-type="string">
            <text:p>Guerrero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table:style-name="ce1" office:value-type="string" calcext:value-type="string">
            <text:p>タイトポップウェア</text:p>
          </table:table-cell>
          <table:table-cell/>
          <table:table-cell office:value-type="string" calcext:value-type="string">
            <text:p>Cinturita de Avispa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table:style-name="ce1" office:value-type="string" calcext:value-type="string">
            <text:p>テクノウェア</text:p>
          </table:table-cell>
          <table:table-cell/>
          <table:table-cell office:value-type="string" calcext:value-type="string">
            <text:p>Tecnomanía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table:style-name="ce1" office:value-type="string" calcext:value-type="string">
            <text:p>でんせつのウェア</text:p>
          </table:table-cell>
          <table:table-cell/>
          <table:table-cell office:value-type="string" calcext:value-type="string">
            <text:p>Leyenda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table:style-name="ce1" office:value-type="string" calcext:value-type="string">
            <text:p>とうこんのウェア</text:p>
          </table:table-cell>
          <table:table-cell/>
          <table:table-cell office:value-type="string" calcext:value-type="string">
            <text:p>Espíritu Luchador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1" office:value-type="string" calcext:value-type="string">
            <text:p>トリコロールウェア</text:p>
          </table:table-cell>
          <table:table-cell/>
          <table:table-cell office:value-type="string" calcext:value-type="string">
            <text:p>Tricolor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table:style-name="ce1" office:value-type="string" calcext:value-type="string">
            <text:p>ハイスリーブウェア</text:p>
          </table:table-cell>
          <table:table-cell/>
          <table:table-cell office:value-type="string" calcext:value-type="string">
            <text:p>Fibra de Carbono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table:style-name="ce1" office:value-type="string" calcext:value-type="string">
            <text:p>ひらめきウェア</text:p>
          </table:table-cell>
          <table:table-cell/>
          <table:table-cell office:value-type="string" calcext:value-type="string">
            <text:p>Perspicacia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table:style-name="ce1" office:value-type="string" calcext:value-type="string">
            <text:p>ファングウェア</text:p>
          </table:table-cell>
          <table:table-cell/>
          <table:table-cell office:value-type="string" calcext:value-type="string">
            <text:p>Incisivo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table:style-name="ce1" office:value-type="string" calcext:value-type="string">
            <text:p>ブイサインウェア</text:p>
          </table:table-cell>
          <table:table-cell/>
          <table:table-cell office:value-type="string" calcext:value-type="string">
            <text:p>Victoria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table:style-name="ce1" office:value-type="string" calcext:value-type="string">
            <text:p>フューチャーウェア</text:p>
          </table:table-cell>
          <table:table-cell/>
          <table:table-cell office:value-type="string" calcext:value-type="string">
            <text:p>Futurista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table:style-name="ce1" office:value-type="string" calcext:value-type="string">
            <text:p>フロッグウェア</text:p>
          </table:table-cell>
          <table:table-cell/>
          <table:table-cell office:value-type="string" calcext:value-type="string">
            <text:p>Rana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table:style-name="ce1" office:value-type="string" calcext:value-type="string">
            <text:p>ほのおのウェア</text:p>
          </table:table-cell>
          <table:table-cell/>
          <table:table-cell office:value-type="string" calcext:value-type="string">
            <text:p>La Llama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table:style-name="ce1" office:value-type="string" calcext:value-type="string">
            <text:p>ホライゾンウェア</text:p>
          </table:table-cell>
          <table:table-cell/>
          <table:table-cell office:value-type="string" calcext:value-type="string">
            <text:p>El Horizont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table:style-name="ce1" office:value-type="string" calcext:value-type="string">
            <text:p>マーシャルウェア</text:p>
          </table:table-cell>
          <table:table-cell/>
          <table:table-cell office:value-type="string" calcext:value-type="string">
            <text:p>Mariscal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table:style-name="ce1" office:value-type="string" calcext:value-type="string">
            <text:p>マルチユーズウェア</text:p>
          </table:table-cell>
          <table:table-cell/>
          <table:table-cell office:value-type="string" calcext:value-type="string">
            <text:p>Multiuso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table:style-name="ce1" office:value-type="string" calcext:value-type="string">
            <text:p>ゆうじょうのウェア</text:p>
          </table:table-cell>
          <table:table-cell/>
          <table:table-cell office:value-type="string" calcext:value-type="string">
            <text:p>Amistad Entrañabl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table:style-name="ce1" office:value-type="string" calcext:value-type="string">
            <text:p>ゆうやけのウェア</text:p>
          </table:table-cell>
          <table:table-cell/>
          <table:table-cell office:value-type="string" calcext:value-type="string">
            <text:p>Sol Ponient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table:style-name="ce1" office:value-type="string" calcext:value-type="string">
            <text:p>ライジングウェア</text:p>
          </table:table-cell>
          <table:table-cell/>
          <table:table-cell office:value-type="string" calcext:value-type="string">
            <text:p>Aspirante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table:style-name="ce1" office:value-type="string" calcext:value-type="string">
            <text:p>ライダースウェア</text:p>
          </table:table-cell>
          <table:table-cell/>
          <table:table-cell office:value-type="string" calcext:value-type="string">
            <text:p>Motero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table:style-name="ce1" office:value-type="string" calcext:value-type="string">
            <text:p>レトロウェア</text:p>
          </table:table-cell>
          <table:table-cell/>
          <table:table-cell office:value-type="string" calcext:value-type="string">
            <text:p>Retro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 table:number-rows-repeated="104847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2T21:03:47.412586017</meta:creation-date>
    <dc:date>2024-01-22T22:56:46.083932681</dc:date>
    <meta:editing-duration>PT41M13S</meta:editing-duration>
    <meta:editing-cycles>9</meta:editing-cycles>
    <meta:generator>LibreOffice/7.3.7.2$Linux_X86_64 LibreOffice_project/30$Build-2</meta:generator>
    <meta:document-statistic meta:table-count="1" meta:cell-count="738" meta:object-count="0"/>
  </office:meta>
</office:document-meta>
</file>